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cd4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e973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9fe5b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cd4a4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e9738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weight="normal" officeooo:rsid="00ac7a27" officeooo:paragraph-rsid="00ac7a2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c264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e973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c264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cd4a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c264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e973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c264e" officeooo:paragraph-rsid="00ac264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22836" officeooo:paragraph-rsid="00adb4a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c264e" officeooo:paragraph-rsid="00ac264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af41e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22836" officeooo:paragraph-rsid="00ac7a27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28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29" style:family="paragraph" style:parent-style-name="Standard">
      <style:paragraph-properties fo:text-align="center" style:justify-single-word="false"/>
      <style:text-properties officeooo:rsid="00a0ac45" officeooo:paragraph-rsid="00acd4a4"/>
    </style:style>
    <style:style style:name="P30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c7a27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db4a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7a2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d4a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db4a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cd4a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db4a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c7a27" officeooo:paragraph-rsid="00ac7a2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c264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e973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d4a4" officeooo:paragraph-rsid="00acd4a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7a27" officeooo:paragraph-rsid="00ac7a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normal" officeooo:rsid="00a0ac45" officeooo:paragraph-rsid="00b8496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0ac45" officeooo:paragraph-rsid="00b8496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84962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90c98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84962" officeooo:paragraph-rsid="00ba54f1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ba54f1" officeooo:paragraph-rsid="00ba54f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solid" style:text-underline-width="auto" style:text-underline-color="font-color" fo:font-weight="normal" officeooo:rsid="00b84962" officeooo:paragraph-rsid="00b84962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b84962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b84962" style:font-weight-asian="normal" style:font-weight-complex="normal"/>
    </style:style>
    <style:style style:name="P61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b84962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a6b642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ac7a27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acd4a4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adb4a1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ae973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b18158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style="italic" fo:font-weight="bold" officeooo:rsid="00ae9738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13" style:family="text">
      <style:text-properties style:font-name="Times New Roman" fo:font-size="10pt" style:text-underline-style="none" style:font-size-asian="10pt" style:font-size-complex="10pt"/>
    </style:style>
    <style:style style:name="T14" style:family="text">
      <style:text-properties style:font-name="Times New Roman" fo:font-size="10pt" style:text-underline-style="none" officeooo:rsid="00a5db55" style:font-size-asian="10pt" style:font-size-complex="10pt"/>
    </style:style>
    <style:style style:name="T15" style:family="text">
      <style:text-properties officeooo:rsid="00a66a71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adb4a1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ae9738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b84962" style:font-size-asian="14pt" style:font-weight-asian="bold" style:font-size-complex="14pt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b18158" style:font-size-asian="14pt" style:font-size-complex="14pt"/>
    </style:style>
    <style:style style:name="T23" style:family="text">
      <style:text-properties fo:font-size="14pt" officeooo:rsid="00b90c98" style:font-size-asian="14pt" style:font-size-complex="14pt"/>
    </style:style>
    <style:style style:name="T24" style:family="text">
      <style:text-properties fo:font-size="14pt" officeooo:rsid="00ba54f1" style:font-size-asian="14pt" style:font-size-complex="14pt"/>
    </style:style>
    <style:style style:name="T25" style:family="text">
      <style:text-properties fo:font-size="14pt" fo:font-style="italic" fo:font-weight="bold" officeooo:rsid="00b84962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14pt" fo:font-style="italic" officeooo:rsid="00ba54f1" style:font-size-asian="14pt" style:font-style-asian="italic" style:font-size-complex="14pt" style:font-style-complex="italic"/>
    </style:style>
    <style:style style:name="T28" style:family="text">
      <style:text-properties officeooo:rsid="00a895f3"/>
    </style:style>
    <style:style style:name="T29" style:family="text">
      <style:text-properties officeooo:rsid="00ac7a27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a66a71" style:font-size-asian="12pt" style:font-size-complex="12pt"/>
    </style:style>
    <style:style style:name="T32" style:family="text">
      <style:text-properties officeooo:rsid="00acd4a4"/>
    </style:style>
    <style:style style:name="T33" style:family="text">
      <style:text-properties officeooo:rsid="00adb4a1"/>
    </style:style>
    <style:style style:name="T34" style:family="text">
      <style:text-properties officeooo:rsid="00b0fa8b"/>
    </style:style>
    <style:style style:name="T35" style:family="text">
      <style:text-properties officeooo:rsid="00b1f77b"/>
    </style:style>
    <style:style style:name="T36" style:family="text">
      <style:text-properties officeooo:rsid="00b70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7">Modified APA Formatting for Marron </text:span><text:span text:style-name="T16">Document</text:span><text:span text:style-name="T17">s</text:span></text:p>
      <text:p text:style-name="P11"><text:span text:style-name="T31">B</text:span><text:span text:style-name="T30">elow you will find</text:span><text:span text:style-name="T21"> i) a guide to the organizational format for all homework assignments (unless duly noted), ii) the format for the Pull</text:span><text:span text:style-name="T22">um</text:span><text:span text:style-name="T21"> critique, and iii) the format for the critique of <text:s/>“Charlotte’s Web.”</text:span></text:p>
      <text:p text:style-name="P6">---------------------------------------------------------------------------------------------------------------------------------------</text:p>
      <text:p text:style-name="P2"><text:span text:style-name="T34">Your </text:span>Name</text:p>
      <text:p text:style-name="P2">IT <text:span text:style-name="T28"># </text:span>(Marron)</text:p>
      <text:p text:style-name="P8">HW_#</text:p>
      <text:p text:style-name="P7">Date</text:p>
      <text:p text:style-name="P5"/>
      <text:p text:style-name="P28"><text:span text:style-name="T2">Task </text:span><text:span text:style-name="T3">1</text:span><text:span text:style-name="T2">: </text:span><text:span text:style-name="T1">Title </text:span><text:span text:style-name="T4">of Task</text:span><text:span text:style-name="T10"> </text:span><text:span text:style-name="T11">(14pt Times New Roman, center, bold)</text:span></text:p>
      <text:p text:style-name="P32"/>
      <text:p text:style-name="P30"><text:span text:style-name="T32">Main </text:span><text:span text:style-name="T29">Heading </text:span><text:span text:style-name="T32">1</text:span><text:span text:style-name="T29"> (</text:span><text:span text:style-name="T15">Level 1</text:span><text:span text:style-name="T29">)</text:span> <text:span text:style-name="T10">(1</text:span><text:span text:style-name="T12">2</text:span><text:span text:style-name="T10">pt Times New Roman, </text:span><text:span text:style-name="T12">center</text:span><text:span text:style-name="T10">, bold)</text:span></text:p>
      <text:p text:style-name="P40"><text:span text:style-name="T29">Subheading </text:span><text:span text:style-name="T32">1 </text:span><text:span text:style-name="T29"><text:s/>(</text:span><text:span text:style-name="T15">Level 2</text:span><text:span text:style-name="T29">)</text:span><text:span text:style-name="T15"> </text:span><text:span text:style-name="T13">(1</text:span><text:span text:style-name="T14">2</text:span><text:span text:style-name="T13">pt Times New Roman, </text:span><text:span text:style-name="T14">L</text:span><text:span text:style-name="T13">, </text:span><text:span text:style-name="T14">underline</text:span><text:span text:style-name="T13">)</text:span></text:p>
      <text:p text:style-name="P36"/>
      <text:p text:style-name="P42"><text:span text:style-name="T29">Subheading </text:span><text:span text:style-name="T32">2</text:span><text:span text:style-name="T29"> (</text:span><text:span text:style-name="T15">Level 2</text:span><text:span text:style-name="T29">)</text:span><text:span text:style-name="T15"> </text:span></text:p>
      <text:p text:style-name="P36"/>
      <text:p text:style-name="P42"><text:span text:style-name="T29">Subheading </text:span><text:span text:style-name="T32">3</text:span><text:span text:style-name="T29"> (</text:span><text:span text:style-name="T15">Level 2</text:span><text:span text:style-name="T29">)</text:span><text:span text:style-name="T15"> </text:span></text:p>
      <text:p text:style-name="P42"/>
      <text:p text:style-name="P47">etc</text:p>
      <text:p text:style-name="P36"/>
      <text:p text:style-name="P34">Main Heading 2</text:p>
      <text:p text:style-name="P42"><text:span text:style-name="T29">Subheading </text:span><text:span text:style-name="T32">1</text:span></text:p>
      <text:p text:style-name="P37"/>
      <text:p text:style-name="P42"><text:span text:style-name="T29">Subheading </text:span><text:span text:style-name="T32">2</text:span></text:p>
      <text:p text:style-name="P41"/>
      <text:p text:style-name="P47">etc …...</text:p>
      <text:p text:style-name="P47"/>
      <text:p text:style-name="P29"><text:span text:style-name="T2">Task </text:span><text:span text:style-name="T5">2</text:span><text:span text:style-name="T2">: </text:span><text:span text:style-name="T1">Title </text:span><text:span text:style-name="T4">of Task</text:span><text:span text:style-name="T10"> </text:span></text:p>
      <text:p text:style-name="P33"/>
      <text:p text:style-name="P31"><text:span text:style-name="T32">Main </text:span><text:span text:style-name="T29">Heading </text:span><text:span text:style-name="T32">1</text:span></text:p>
      <text:p text:style-name="P42"><text:span text:style-name="T29">Subheading</text:span><text:span text:style-name="T32">1 </text:span></text:p>
      <text:p text:style-name="P38"/>
      <text:p text:style-name="P42"><text:span text:style-name="T29">Subheading </text:span><text:span text:style-name="T32">2</text:span></text:p>
      <text:p text:style-name="P38"/>
      <text:p text:style-name="P42"><text:span text:style-name="T29">Subheading </text:span><text:span text:style-name="T32">3</text:span></text:p>
      <text:p text:style-name="P44"/>
      <text:p text:style-name="P48">etc…….</text:p>
      <text:p text:style-name="P26"/>
      <text:p text:style-name="P39"/>
      <text:p text:style-name="P35">Main Heading 2</text:p>
      <text:p text:style-name="P43"><text:span text:style-name="T29">Subheading </text:span><text:span text:style-name="T32">1</text:span></text:p>
      <text:p text:style-name="P39"/>
      <text:p text:style-name="P43"><text:span text:style-name="T29">Subheading </text:span><text:span text:style-name="T32">2</text:span></text:p>
      <text:p text:style-name="P43"/>
      <text:p text:style-name="P23">etc…..</text:p>
      <text:p text:style-name="P14"><text:soft-page-break/>------------------------------------------------------------------------------------------------------------------</text:p>
      <text:p text:style-name="P3"><text:span text:style-name="T34">Your </text:span>Name</text:p>
      <text:p text:style-name="P3">IT <text:span text:style-name="T28"># </text:span>(Marron)</text:p>
      <text:p text:style-name="P9">HW_#</text:p>
      <text:p text:style-name="P16">Date</text:p>
      <text:p text:style-name="P14"/>
      <text:p text:style-name="P45"><text:span text:style-name="T2">Task </text:span><text:span text:style-name="T6">1</text:span><text:span text:style-name="T2">: </text:span><text:span text:style-name="T5">A Critique of G. Pull</text:span><text:span text:style-name="T8">um</text:span><text:span text:style-name="T5">’s, </text:span><text:span text:style-name="T6">“Land of the Free”</text:span></text:p>
      <text:p text:style-name="P12"/>
      <text:p text:style-name="P18">Introduction</text:p>
      <text:p text:style-name="P18"/>
      <text:p text:style-name="P18"/>
      <text:p text:style-name="P18">Evaluation <text:span text:style-name="T33">of </text:span>Criticism<text:span text:style-name="T33">s</text:span></text:p>
      <text:p text:style-name="P24"><text:s/>Pull<text:span text:style-name="T35">um</text:span> <text:span text:style-name="T33">C</text:span>riticism #1</text:p>
      <text:p text:style-name="P24"/>
      <text:p text:style-name="P24"/>
      <text:p text:style-name="P24"/>
      <text:p text:style-name="P24"><text:s/>Pull<text:span text:style-name="T35">um</text:span> <text:span text:style-name="T33">C</text:span>riticism #<text:span text:style-name="T33">2</text:span></text:p>
      <text:p text:style-name="P18">Conclusion</text:p>
      <text:p text:style-name="P22"/>
      <text:p text:style-name="P14"/>
      <text:p text:style-name="P14">------------------------------------------------------------------------------------------------------------------</text:p>
      <text:p text:style-name="P4">Name</text:p>
      <text:p text:style-name="P4">IT <text:span text:style-name="T28"># </text:span>(Marron)</text:p>
      <text:p text:style-name="P10">HW_#</text:p>
      <text:p text:style-name="P17">Date</text:p>
      <text:p text:style-name="P15"/>
      <text:p text:style-name="P46"><text:span text:style-name="T2">Task </text:span><text:span text:style-name="T6">1</text:span><text:span text:style-name="T2">: <text:s/></text:span><text:span text:style-name="T5">A Critique of </text:span><text:span text:style-name="T7">E.B. White’s, </text:span><text:span text:style-name="T9">Charlotte’s Web</text:span></text:p>
      <text:p text:style-name="P13"/>
      <text:p text:style-name="P19">Introduction</text:p>
      <text:p text:style-name="P19"/>
      <text:p text:style-name="P19"/>
      <text:p text:style-name="P20">Major Theme Development</text:p>
      <text:p text:style-name="P25">Theme 1</text:p>
      <text:p text:style-name="P25"/>
      <text:p text:style-name="P25"/>
      <text:p text:style-name="P25">Theme 2</text:p>
      <text:p text:style-name="P25"/>
      <text:p text:style-name="P20">Character Development</text:p>
      <text:p text:style-name="P25">Character 1</text:p>
      <text:p text:style-name="P25"/>
      <text:p text:style-name="P25"/>
      <text:p text:style-name="P25">Character 2</text:p>
      <text:p text:style-name="P25"/>
      <text:p text:style-name="P25"/>
      <text:p text:style-name="P25"/>
      <text:p text:style-name="P25"/>
      <text:p text:style-name="P25"/>
      <text:p text:style-name="P20"><text:soft-page-break/>Story Arc<text:span text:style-name="T36">s</text:span></text:p>
      <text:p text:style-name="P21"/>
      <text:p text:style-name="P21"/>
      <text:p text:style-name="P21"/>
      <text:p text:style-name="P20">Writing Style</text:p>
      <text:p text:style-name="P20"/>
      <text:p text:style-name="P20"/>
      <text:p text:style-name="P20">Conclusion</text:p>
      <text:p text:style-name="P21"/>
      <text:p text:style-name="P21"/>
      <text:p text:style-name="P58">------------------------------------------------------------------------------------------------------------------</text:p>
      <text:p text:style-name="P60">Name</text:p>
      <text:p text:style-name="P60">IT <text:span text:style-name="T28"># </text:span>(Marron)</text:p>
      <text:p text:style-name="P61">HW_#</text:p>
      <text:p text:style-name="P59">Date</text:p>
      <text:p text:style-name="P58"/>
      <text:p text:style-name="P51"><text:span text:style-name="T17">Task </text:span><text:span text:style-name="T18">1</text:span><text:span text:style-name="T17">: <text:s/></text:span><text:span text:style-name="T20">Study Guide Questions</text:span><text:span text:style-name="T19">, </text:span><text:span text:style-name="T25">Bless Me, Ultima</text:span></text:p>
      <text:p text:style-name="P52"><text:span text:style-name="T25"/></text:p>
      <text:p text:style-name="P57"><text:span text:style-name="T21">Ch, 1</text:span></text:p>
      <text:p text:style-name="P53"><text:span text:style-name="T21">Q1. </text:span><text:span text:style-name="T26">Restate the question in italics. For example, Who is Ultima and why does she come to live with Antonio’s family?</text:span></text:p>
      <text:p text:style-name="P53"><text:span text:style-name="T21">Provide the answer directly beneath the question (normal, 12 pt Times New Roman font) freely using as much space <text:s/>/ paragraphs as you deem necessary. </text:span><text:span text:style-name="T23">S</text:span><text:span text:style-name="T21">kip a line between the end of the last answer and the next question. </text:span><text:span text:style-name="T23">Repeat the format until all questions are answered.</text:span></text:p>
      <text:p text:style-name="P53"><text:span text:style-name="T21"/></text:p>
      <text:p text:style-name="P54"><text:span text:style-name="T21">Q</text:span><text:span text:style-name="T23">2</text:span><text:span text:style-name="T21">. </text:span><text:span text:style-name="T27">What is ...</text:span><text:span text:style-name="T26">?</text:span></text:p>
      <text:p text:style-name="P56"><text:span text:style-name="T21">The answer is ……...</text:span></text:p>
      <text:p text:style-name="P53"><text:span text:style-name="T21"/></text:p>
      <text:p text:style-name="P55"><text:span text:style-name="T21">Q</text:span><text:span text:style-name="T24">3</text:span><text:span text:style-name="T21">. </text:span><text:span text:style-name="T27">How does ...</text:span><text:span text:style-name="T26">?</text:span></text:p>
      <text:p text:style-name="P56"><text:span text:style-name="T21">The answer is ………</text:span></text:p>
      <text:p text:style-name="P56"><text:span text:style-name="T21"/></text:p>
      <text:p text:style-name="P56"><text:span text:style-name="T21">et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6-04T18:53:52.496541791</dc:date>
    <meta:editing-duration>PT12H3M10S</meta:editing-duration>
    <meta:editing-cycles>118</meta:editing-cycles>
    <meta:generator>LibreOffice/7.3.7.2$Linux_X86_64 LibreOffice_project/30$Build-2</meta:generator>
    <meta:document-statistic meta:table-count="0" meta:image-count="1" meta:object-count="0" meta:page-count="3" meta:paragraph-count="68" meta:word-count="288" meta:character-count="2065" meta:non-whitespace-character-count="1834"/>
  </office:meta>
</office:document-meta>
</file>